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Documentation FlopC#</text:p>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text:a xlink:type="simple" xlink:href="#1.Introduction|outline" text:style-name="Internet_20_link" text:visited-style-name="Internet_20_link">Introduction</text:a><text:tab/>1</text:p>
          <text:p text:style-name="P3"><text:a xlink:type="simple" xlink:href="#2.Elements du langage|outline" text:style-name="Internet_20_link" text:visited-style-name="Internet_20_link">Elements du langage</text:a><text:tab/>1</text:p>
          <text:p text:style-name="P4"><text:a xlink:type="simple" xlink:href="#2.1.Les ensembles|outline" text:style-name="Internet_20_link" text:visited-style-name="Internet_20_link">Les ensembles</text:a><text:tab/>2</text:p>
          <text:p text:style-name="P4"><text:a xlink:type="simple" xlink:href="#2.2.Les compositions d'ensembles (suos-ensemble)|outline" text:style-name="Internet_20_link" text:visited-style-name="Internet_20_link">Les compositions d'ensembles (suos-ensemble)</text:a><text:tab/>2</text:p>
          <text:p text:style-name="P4"><text:a xlink:type="simple" xlink:href="#2.3.Les index|outline" text:style-name="Internet_20_link" text:visited-style-name="Internet_20_link">Les index</text:a><text:tab/>3</text:p>
          <text:p text:style-name="P4"><text:a xlink:type="simple" xlink:href="#2.4.Les données|outline" text:style-name="Internet_20_link" text:visited-style-name="Internet_20_link">Les données</text:a><text:tab/>3</text:p>
          <text:p text:style-name="P4"><text:a xlink:type="simple" xlink:href="#2.5.Les variables|outline" text:style-name="Internet_20_link" text:visited-style-name="Internet_20_link">Les variables</text:a><text:tab/>3</text:p>
          <text:p text:style-name="P4"><text:a xlink:type="simple" xlink:href="#2.6.Les contraintes|outline" text:style-name="Internet_20_link" text:visited-style-name="Internet_20_link">Les contraintes</text:a><text:tab/>4</text:p>
          <text:p text:style-name="P3"><text:a xlink:type="simple" xlink:href="#3.Le modèle|outline" text:style-name="Internet_20_link" text:visited-style-name="Internet_20_link">Le modèle</text:a><text:tab/>5</text:p>
          <text:p text:style-name="P4"><text:a xlink:type="simple" xlink:href="#3.1.La fonction Objectif|outline" text:style-name="Internet_20_link" text:visited-style-name="Internet_20_link">La fonction Objectif</text:a><text:tab/>5</text:p>
          <text:p text:style-name="P4"><text:a xlink:type="simple" xlink:href="#3.2.L'optimisation|outline" text:style-name="Internet_20_link" text:visited-style-name="Internet_20_link">L'optimisation</text:a><text:tab/>5</text:p>
          <text:p text:style-name="P4"><text:a xlink:type="simple" xlink:href="#3.3.La solution|outline" text:style-name="Internet_20_link" text:visited-style-name="Internet_20_link">La solution</text:a><text:tab/>5</text:p>
        </text:index-body>
      </text:table-of-content>
      <text:p text:style-name="P1"/>
      <text:p text:style-name="P1"/>
      <text:p text:style-name="P1"/>
      <text:p text:style-name="P1"/>
      <text:p text:style-name="P1"/>
      <text:h text:style-name="Heading_20_1" text:outline-level="1">Introduction</text:h>
      <text:p text:style-name="P1"/>
      <text:p text:style-name="P1">FlopC# permet de modéliser facilement des équations linéaires dans C#.</text:p>
      <text:p text:style-name="P1">FlopC# est un langage déclaratif construit avec les éléments du langage impératif C#, ce qui présente l'intérêt de pouvoir tirer parti des 2 approches.</text:p>
      <text:p text:style-name="P1"/>
      <text:h text:style-name="Heading_20_1" text:outline-level="1">Éléments du langage</text:h>
      <text:p text:style-name="P1"/>
      <text:p text:style-name="P1">Les objets du langage FlopC# sont des classes de C#. Certains opérateurs ont été redéfinis pour adapter la syntaxe C# à une utilisation plus mathématique.</text:p>
      <text:p text:style-name="P1">C'est le cas de l'opérateur [] qui est une indexeur en C#. C'est l'équivalent anonyme d'une fonction "Get()" sur une liste. Ça permet, en général, d'accéder élégamment à un élément d'une liste ou d'un tableau. En pratique, ça peut s'utiliser sur n'importe quelle classe, ça peut prendre autant de paramètre que l'on veut, de n'importe quel type, et ça peut renvoyer n'importe quelle classe. C'est donc vraiment un jeu d'écriture pour une fonction anonyme sur un objet.</text:p>
      <text:p text:style-name="P1">Dans FlopC#, l'indexeur joue un rôle central. Il nous permet de considérer tous nos objets comme <text:soft-page-break/>des tableaux. Sans cela,on aurait été obligé d'appeler une fonction et ça aurait été moins élégant.</text:p>
      <text:p text:style-name="P1">Par exemple:</text:p>
      <text:p text:style-name="P1">Avec l'indexeur, on peut écrire:</text:p>
      <text:p text:style-name="flopc_23_">transportcost[LINKS, PERIODS];</text:p>
      <text:p text:style-name="P1">sans l'indexeur, on est obligé d'écrire:</text:p>
      <text:p text:style-name="flopc_23_">transportcost.Get(LINKS, PERIODS);</text:p>
      <text:p text:style-name="P1"/>
      <text:h text:style-name="Heading_20_2" text:outline-level="2">Les ensembles</text:h>
      <text:p text:style-name="P1"/>
      <text:p text:style-name="P1">Le type <text:span text:style-name="flopc_5f_motcles">FCS_Set</text:span> est pour l'utilisateur un ensemble ordonné de chaînes de caractères. </text:p>
      <text:p text:style-name="P1">Chaque élément est numéroté en partant de 0. Donc du point de vue de FlopC#, les ensembles sont des liste de nombre de 0 à n.</text:p>
      <text:p text:style-name="P1">On peut ajouter autant d'éléments que l'on veut mais on ne peut pas en enlever.</text:p>
      <text:p text:style-name="P1">Ce qui est important dans cette classe c'est le nombre d'éléments dans l'ensemble et la position de ces éléments.</text:p>
      <text:p text:style-name="P1"><text:span text:style-name="flopc_5f_motcles">FCS_Set</text:span> sert à indicer les autres objets de FlopC#.</text:p>
      <text:p text:style-name="P1"/>
      <text:p text:style-name="P1">Exemple:</text:p>
      <text:p text:style-name="P1"/>
      <text:p text:style-name="flopc_23_"><text:span text:style-name="flopc_5f_motcles">FCS_Set</text:span> SITES = new <text:span text:style-name="flopc_5f_motcles">FCS_Set</text:span>();</text:p>
      <text:p text:style-name="flopc_23_"><text:span text:style-name="flopc_5f_motcles">FCS_Set</text:span> PRODUCTS = new <text:span text:style-name="flopc_5f_motcles">FCS_Set</text:span>("PRODUCTS"); //on peut donner un nom à l'ensemble.</text:p>
      <text:p text:style-name="flopc_23_">SITES.Add("SITE1"); //ajoute le premier élément appelé SITE1.</text:p>
      <text:p text:style-name="flopc_23_">SITES.Add("SITE2"); //ajoute un élément appelé SITE2.</text:p>
      <text:p text:style-name="flopc_23_">SITES.Add(); //ajoute un élément anonyme.</text:p>
      <text:p text:style-name="flopc_23_">SITES.Add(6); //ajoute 6 éléments anonymes.</text:p>
      <text:p text:style-name="P1"/>
      <text:p text:style-name="P1">On peut ajouter des éléments anonymes si seule leur position dans l'ensemble nous importe. Ils auront quand même un nom automatique en interne.</text:p>
      <text:p text:style-name="P1">On peut aussi nommer un ensemble. Ça n'a d'intérêt que pour les messages d'erreur et le débogage.</text:p>
      <text:p text:style-name="P1"/>
      <text:p text:style-name="P1">Pour trouver l'indice d'un élément dont on connaît le nom, on fait.</text:p>
      <text:p text:style-name="flopc_23_">Int indice= SITES["monsite"];</text:p>
      <text:p text:style-name="P1">Cela sera utilisé très fréquemment puisque les <text:span text:style-name="flopc_5f_motcles">FCS_Set</text:span> sont les seuls objets a contenir des chaînes. Tous les autres objets sont indexés par des entiers.</text:p>
      <text:h text:style-name="Heading_20_2" text:outline-level="2">Les compositions d'ensembles (sous-ensemble)</text:h>
      <text:p text:style-name="P1"/>
      <text:p text:style-name="P1">On peut créer des ensembles composés qui sont des sous-parties ordonnées de produits d'ensembles ou d'ensembles composés. Un sous-ensemble est donc une liste ordonnée de n-uplets (au maximum 5-uplet). Chacun ayant un indice de 0 à n.</text:p>
      <text:p text:style-name="P1"/>
      <text:p text:style-name="P1">Exemple:</text:p>
      <text:p text:style-name="P1"/>
      <text:p text:style-name="flopc_23_"><text:span text:style-name="flopc_5f_motcles">FCS_Subset</text:span> LINKS = new <text:span text:style-name="flopc_5f_motcles">FCS_Subset</text:span>(PRODUCTS, SITES, SITES, MODES);</text:p>
      <text:p text:style-name="P1"/>
      <text:p text:style-name="P1">Cet ensemble est formé de quadruplets qui prennent leur valeurs dans PRODUCTS, SITES, SITES et MODES. Les quadruplets sont des quadruplets d'entiers pour FlopC#.</text:p>
      <text:p text:style-name="P1"/>
      <text:p text:style-name="flopc_23_"><text:span text:style-name="flopc_5f_motcles">FCS_Subset</text:span> LIMITEDTRANSFERS = new <text:span text:style-name="flopc_5f_motcles">FCS_Subset</text:span>(LINKS, PERIODS, CTYPES);</text:p>
      <text:p text:style-name="P1"/>
      <text:p text:style-name="P1"><text:soft-page-break/>Cet ensemble composé est formé à partir d'un autre ensemble composé LINKS et de 2 ensembles.</text:p>
      <text:p text:style-name="P1">La valeur du premier indice d'un triplet de LIMITEDTRANSFERS correspond à la position dans LINKS d'un quadruplet de LINKS.</text:p>
      <text:p text:style-name="P1"/>
      <text:p text:style-name="P1">Il n'existe pas de moyen de générer les valeurs d'un sous-ensemble automatiquement, il faut le faire soit même presque comme pour les ensembles.</text:p>
      <text:p text:style-name="P1"/>
      <text:p text:style-name="flopc_23_">LINKS.Add(1,3,0,1); //ajoute un élément dont on connait les indices au préalable.</text:p>
      <text:p text:style-name="flopc_23_">LINKS.Add(PRODUCTS["fuel"],SITES["départ"],SITES["arrivée"],MODES["camion"]);</text:p>
      <text:p text:style-name="flopc_23_">//ajoute un élément dont on cherche les indices dans ses ensembles constituants.</text:p>
      <text:p text:style-name="flopc_23_"/>
      <text:p text:style-name="flopc_23_">LIMITEDTRANSFERS.Add(LINKS[PRODUCTS["fuel"],SITES["départ"],SITES["arrivée"],MODES["camion"]],PERIODS["janvier"],CTYPES["maxi"]);</text:p>
      <text:p text:style-name="flopc_23_">//Pour la recherche d'indice on peut imbriquer les ensembles.</text:p>
      <text:p text:style-name="P1"/>
      <text:p text:style-name="P1"/>
      <text:h text:style-name="Heading_20_2" text:outline-level="2">Les index</text:h>
      <text:p text:style-name="P1"/>
      <text:p text:style-name="P1">Un index est un objet C# qui contient un entier. C'est une référence vers un entier. L'intérêt est de pouvoir passer cette référence d'un objet à l'autre, de sorte que lorsqu'elle change de valeur, tous les objets voient cette nouvelle valeur. En effet, C# traite les types entier par valeur, de sorte que lorsqu'on le passe en paramètre à une fonction, il passe une copie de cette valeur et non la variable originale.</text:p>
      <text:p text:style-name="P1"/>
      <text:p text:style-name="P1">L'index nous permettra de lier les indices des variables aux indices des contraintes.</text:p>
      <text:p text:style-name="P1"/>
      <text:p text:style-name="P1">Exemple:</text:p>
      <text:p text:style-name="flopc_23_"><text:span text:style-name="flopc_5f_motcles">FCS_Index</text:span> s = new <text:span text:style-name="flopc_5f_motcles">FCS_Index</text:span>();</text:p>
      <text:p text:style-name="flopc_23_">s.Index=3; //un index ne possède qu'une propriété, Index.</text:p>
      <text:p text:style-name="P1"/>
      <text:h text:style-name="Heading_20_2" text:outline-level="2">Les données</text:h>
      <text:p text:style-name="P1"/>
      <text:p text:style-name="P1">Les constantes utilisées dans les modèles sont stockées au préalable dans des objets <text:span text:style-name="flopc_5f_motcles">FCS_Data</text:span>. Ce sont des listes de 'double' indexées par des n-uplets.</text:p>
      <text:p text:style-name="P1">Ça n'est pas obligatoire mais ça permet d'écrire des expressions plus synthétiques.</text:p>
      <text:p text:style-name="P1">Les <text:span text:style-name="flopc_5f_motcles">FCS_Data</text:span> sont, comme les sous-ensembles, indicés par des ensembles ou des sous-ensembles.</text:p>
      <text:p text:style-name="P1">On peut avoir au maximum 5 indices.</text:p>
      <text:p text:style-name="P1">Il faut remplir un <text:span text:style-name="flopc_5f_motcles">FCS_Data</text:span> manuellement avant de pouvoir l'utiliser dans une expression.</text:p>
      <text:p text:style-name="P1">Exemple:</text:p>
      <text:p text:style-name="P1"/>
      <text:p text:style-name="flopc_23_"><text:span text:style-name="flopc_5f_motcles">FCS_Data</text:span> transportcost = new <text:span text:style-name="flopc_5f_motcles">FCS_Data</text:span>(LINKS);</text:p>
      <text:p text:style-name="flopc_23_">transportcost[LINKS[PRODUCTS["fuel"],SITES["départ"],SITES["arrivée"],MODES["camion"]]]=4.56;</text:p>
      <text:p text:style-name="P1"/>
      <text:p text:style-name="P1"/>
      <text:h text:style-name="Heading_20_2" text:outline-level="2">Les variables</text:h>
      <text:p text:style-name="P1"/>
      <text:p text:style-name="P1">Les variables sont des structures comme les données sauf que leur valeurs sont déterminées par <text:soft-page-break/>l'optimisation.</text:p>
      <text:p text:style-name="P1">Leur type est <text:span text:style-name="flopc_5f_motcles">FCS_Variable</text:span>.</text:p>
      <text:p text:style-name="P1">Nous n'avons pas besoin de créer les éléments d'une variable. Ils seront définis automatiquement lorsqu'on en aura besoin dans les contraintes.</text:p>
      <text:p text:style-name="P1"/>
      <text:p text:style-name="P1">Exemple:</text:p>
      <text:p text:style-name="P1"/>
      <text:p text:style-name="flopc_23_"><text:span text:style-name="flopc_5f_motcles">FCS_Variable</text:span> qtrans = new <text:span text:style-name="flopc_5f_motcles">FCS_Variable</text:span>(LINKS, PERIODS);</text:p>
      <text:p text:style-name="flopc_23_"><text:span text:style-name="flopc_5f_motcles">FCS_Variable</text:span> stocklevel = new <text:span text:style-name="flopc_5f_motcles">FCS_Variable</text:span>(STOCKABLES, PERIODS);</text:p>
      <text:p text:style-name="flopc_23_"/>
      <text:h text:style-name="Heading_20_2" text:outline-level="2">Les contraintes</text:h>
      <text:p text:style-name="P1"/>
      <text:p text:style-name="P1">Les contraintes sont des structures qui servent à recevoir des expressions formées à partir des types précédents.</text:p>
      <text:p text:style-name="P1">Leur type est <text:span text:style-name="flopc_5f_motcles">FCS_Constraint</text:span>.</text:p>
      <text:p text:style-name="P1">Leur utilisation se fait en 2 temps. D'abord on définit leur domaine de définition potentiel. Ensuite, on définit l'expression que l'on y associe. L'expression est purement déclarative, la construction de la matrice ne se fait pas à ce moment là. L'expression ne peut contenir que des combinaisons linéaires de variables ou tout ce qui y est équivalent. Elle ne peut pas contenir de constantes.</text:p>
      <text:p text:style-name="P1"/>
      <text:p text:style-name="P1">Exemple:</text:p>
      <text:p text:style-name="P1"/>
      <text:p text:style-name="flopc_23_"><text:span text:style-name="flopc_5f_motcles">FCS_Constraint</text:span> uniqueinvestment = new <text:span text:style-name="flopc_5f_motcles">FCS_Constraint</text:span>(STOCKABLES, PERIODS); //domaine de définition.</text:p>
      <text:p text:style-name="P1"/>
      <text:p text:style-name="P1">Définition de l'expression associée:</text:p>
      <text:p text:style-name="flopc_23_">uniqueinvestment[s, t] = model.Sum(INVESTABLES[i, ss].SuchThat(ss == s), <text:tab/><text:tab/><text:tab/><text:tab/>invest[INVESTABLES[i, s], t]) &lt;= 1;</text:p>
      <text:p text:style-name="P1"/>
      <text:p text:style-name="P1">Ceci mérite quelques explications. La contrainte s'appelle "uniqueinvestment". Son domaine a déjà été défini précédemment. Ici, s et t sont des index. La contrainte va itérer sur son domaine de définition et associer à ses 2 index la valeur correspondant à chaque élément possible. Pour chaque élément possible, elle va demander l'évaluation de l'expression associée. Cette expression peut réutiliser les index (et c'est là tout l'intérêt), cependant il faudra pendre quelques précautions.</text:p>
      <text:p text:style-name="P1"/>
      <text:p text:style-name="P1">Model.Sum est une fonction qui sert à calculer une somme. Son premier argument est le domaine de sommation, le deuxième est l'expression à sommer. Sum va, comme la contrainte, balayer son domaine de somation et associer à ses index, ici i et ss, les valeurs respectives pour chaque éléments possible. Il faut donc prendre garde à ne pas utiliser un index d'une contrainte dans une somme sinon il est réinitialisé. C'est la raison pour laquelle, il y a une condition SuchThat(ss==s) puiqu'ici nous voulons que ss reste égal à s.</text:p>
      <text:p text:style-name="P1"/>
      <text:p text:style-name="P1">Invest est une variable binaire ici. Ses éléments sont créés automatiquement lorsque la contrainte demande l'évaluation de l'expression. Cependant, il ne sera créé que le strict nécessaire.</text:p>
      <text:p text:style-name="P1"/>
      <text:p text:style-name="P1">Les bornes sont ajoutées à la fin et sont aussi des expressions mais ne comportent des constantes ou des <text:span text:style-name="flopc_5f_motcles">FCS_Data</text:span>.</text:p>
      <text:p text:style-name="P1"/>
      <text:p text:style-name="P1">La définition de cette contrainte n'est pour l'instant que déclarative, elle n'évalue pas l'expression au moment de la définition.</text:p>
      <text:p text:style-name="P1"/>
      <text:h text:style-name="Heading_20_1" text:outline-level="1"><text:soft-page-break/>Le modèle</text:h>
      <text:p text:style-name="P1"/>
      <text:p text:style-name="P1">Le modèle est un objet <text:span text:style-name="flopc_5f_motcles">FCS_Model</text:span> qui sert à lier variables, contraintes, fonction objectif, solveur et solution.</text:p>
      <text:p text:style-name="P1"/>
      <text:p text:style-name="P1">Il faut ajouter toutes les variables et contraintes nécessaires au modèle</text:p>
      <text:p text:style-name="P1"/>
      <text:p text:style-name="flopc_23_">model.AddVariable(qtrans);</text:p>
      <text:p text:style-name="flopc_23_">model.AddConstraint(uniqueinvestment);</text:p>
      <text:p text:style-name="P1"/>
      <text:p text:style-name="P1">La création de la matrice se fait par la fonction CreateProblem:</text:p>
      <text:p text:style-name="P1"/>
      <text:p text:style-name="flopc_23_">model.CreateProblem();</text:p>
      <text:p text:style-name="P1"/>
      <text:h text:style-name="Heading_20_2" text:outline-level="2">La fonction Objectif</text:h>
      <text:p text:style-name="P1"/>
      <text:p text:style-name="P1">La fonction se définit en dernier.</text:p>
      <text:p text:style-name="P1"/>
      <text:p text:style-name="flopc_23_">model.Objective(</text:p>
      <text:p text:style-name="flopc_23_"><text:s text:c="16"/>model.Sum(LINKS[p, s, s1, m] * PERIODS[t], qtrans[LINKS[p, s, s1, m], t] * transportcost[LINKS[p, s, s1, m]])</text:p>
      <text:p text:style-name="flopc_23_"><text:s text:c="13"/>+ model.Sum(STOCKABLES[s, p] * PERIODS[t], storagecost[STOCKABLES[s, p]] * (0.5 * stocklevel[STOCKABLES[s, p], t] +</text:p>
      <text:p text:style-name="flopc_23_"><text:s text:c="12"/>model.Sum(PERIODS[t2].SuchThat(t2 == t - 1), 0.5 * stocklevel[STOCKABLES[s, p], t2])))</text:p>
      <text:p text:style-name="flopc_23_"><text:s text:c="12"/>+ model.Sum(INVESTABLES[i, s] * PERIODS[t], investment[INVESTABLES[i, s]] * invest[INVESTABLES[i, s], t])</text:p>
      <text:p text:style-name="flopc_23_"><text:s text:c="12"/>+ model.Sum(PRODUCTS[p] * SITES[s] * PERIODS[t], (qpenalplus[p, s, t] + qpenalmoins[p, s, t]) * penaltycost)</text:p>
      <text:p text:style-name="flopc_23_"><text:s text:c="12"/>);</text:p>
      <text:p text:style-name="P1"/>
      <text:h text:style-name="Heading_20_2" text:outline-level="2">L'optimisation</text:h>
      <text:p text:style-name="P1"/>
      <text:p text:style-name="P1">On lance le calcul par:</text:p>
      <text:p text:style-name="P1"/>
      <text:p text:style-name="P1"/>
      <text:p text:style-name="flopc_23_">model.Minimize();</text:p>
      <text:p text:style-name="P1"/>
      <text:p text:style-name="P1">On peut récupérer les éléments de la solution par</text:p>
      <text:p text:style-name="flopc_23_">model.WriteSOL();</text:p>
      <text:p text:style-name="P1"/>
      <text:p text:style-name="P1"/>
      <text:h text:style-name="Heading_20_2" text:outline-level="2">La solution</text:h>
      <text:p text:style-name="P1"/>
      <text:p text:style-name="P1">On peut accéder directement à la solution en utilisant les objets du modèle: <text:span text:style-name="flopc_5f_motcles">FCS_Variables</text:span>, <text:span text:style-name="flopc_5f_motcles">FCS_Set</text:span> et <text:span text:style-name="flopc_5f_motcles">FCS_Subset</text:span>. Pour obtenir la valeur d'une variable, il faut utiliser:</text:p>
      <text:p text:style-name="P1"/>
      <text:p text:style-name="flopc_23_">model.GetMipColVal(int indice de la colonne dans la matrice).</text:p>
      <text:p text:style-name="P1"/>
      <text:p text:style-name="P1"><text:soft-page-break/>Exemple:</text:p>
      <text:p text:style-name="P1"/>
      <text:p text:style-name="flopc_23_">DataTable table = dsSol.Tables["TRANSPORTED_QUANTITIES"];</text:p>
      <text:p text:style-name="flopc_23_"><text:s text:c="12"/>foreach (<text:span text:style-name="flopc_5f_motcles">FCS_MCol</text:span> mcol in qtrans[LINKS[p, s, s1, m], t].Iterate())</text:p>
      <text:p text:style-name="flopc_23_"><text:s text:c="12"/>{</text:p>
      <text:p text:style-name="flopc_23_"><text:s text:c="16"/>double v = model.GetMipColVal(mcol._col);</text:p>
      <text:p text:style-name="flopc_23_"><text:s text:c="16"/>if (v != 0)</text:p>
      <text:p text:style-name="flopc_23_"><text:s text:c="16"/>{</text:p>
      <text:p text:style-name="flopc_23_"><text:s text:c="20"/>DataRow row = table.NewRow();</text:p>
      <text:p text:style-name="flopc_23_"><text:s text:c="20"/>row["PRODUCT"] = PRODUCTS.Get(p);</text:p>
      <text:p text:style-name="flopc_23_"><text:s text:c="20"/>row["SOURCE"] = SITES.Get(s);</text:p>
      <text:p text:style-name="flopc_23_"><text:s text:c="20"/>row["DESTINATION"] = SITES.Get(s1); ;</text:p>
      <text:p text:style-name="flopc_23_"><text:s text:c="20"/>row["MODE"] = MODES.Get(m);</text:p>
      <text:p text:style-name="flopc_23_"><text:s text:c="20"/>row["PERIOD"] = PERIODS.Get(t);</text:p>
      <text:p text:style-name="flopc_23_"><text:s text:c="20"/>row["VALUE"] = v;</text:p>
      <text:p text:style-name="flopc_23_"><text:s text:c="20"/>table.Rows.Add(row);</text:p>
      <text:p text:style-name="flopc_23_"><text:s text:c="16"/>}</text:p>
      <text:p text:style-name="flopc_23_"><text:s text:c="12"/>}</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lopc_23_" style:display-name="flopc#" style:family="paragraph" style:parent-style-name="Standard" style:class="text">
      <style:paragraph-properties fo:background-color="#ffffcc" fo:padding="0.049cm" fo:border="0.002cm solid #0000ff" style:shadow="none">
        <style:background-image/>
      </style:paragraph-properties>
      <style:text-properties style:font-name="Courier New" fo:font-size="10pt" fo:language="fr" fo:country="FR"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lopc_5f_motcles" style:display-name="flopc_motcles" style:family="text">
      <style:text-properties fo:color="#2323dc" style:font-name="Courier New" fo:font-size="10pt" fo:language="fr" fo:country="FR" fo:font-weight="bold" style:font-size-asian="10pt" style:font-weight-asian="bold" style:font-size-complex="10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creator>lionel berton</dc:creator>
    <dc:date>2011-05-07T18:26:41.88</dc:date>
    <meta:editing-cycles>12</meta:editing-cycles>
    <meta:editing-duration>PT03H47M53S</meta:editing-duration>
    <meta:document-statistic meta:table-count="0" meta:image-count="0" meta:object-count="0" meta:page-count="6" meta:paragraph-count="134" meta:word-count="1411" meta:character-count="10048"/>
    <meta:user-defined meta:name="Info 1"/>
    <meta:user-defined meta:name="Info 2"/>
    <meta:user-defined meta:name="Info 3"/>
    <meta:user-defined meta:name="Info 4"/>
  </office:meta>
</office:document-meta>
</file>